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at is Theodicy?</text:p>
      <text:p text:style-name="Standard"/>
      <text:p text:style-name="Standard">I am not too sure about Theodicy outside of Christendom. But then Buddhism posits that all life is suffering as one of its Noble Truths. But certainly Christianity has to face the problem of a kind and loving and merciful God in the face of extreme evil and suffering. Eg all the wars.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28T17:41:05.54</meta:creation-date>
    <dc:date>2024-10-28T18:10:12.48</dc:date>
    <meta:editing-duration>PT29M10S</meta:editing-duration>
    <meta:editing-cycles>2</meta:editing-cycles>
    <meta:generator>OpenOffice/4.1.15$Win32 OpenOffice.org_project/4115m2$Build-9813</meta:generator>
    <meta:document-statistic meta:table-count="0" meta:image-count="0" meta:object-count="0" meta:page-count="1" meta:paragraph-count="2" meta:word-count="56" meta:character-count="303"/>
  </office:meta>
</office:document-meta>
</file>